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2A000002A16310727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0cm, 3.81cm, 0cm)" draw:image-opacity="100%" style:mirror="none"/>
    </style:style>
    <style:style style:name="gr2" style:family="graphic" style:parent-style-name="standard">
      <style:graphic-properties draw:stroke="none" draw:fill="solid" draw:fill-color="#ffffff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c6633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71cm"/>
    </style:style>
    <style:style style:name="gr8" style:family="graphic" style:parent-style-name="standard">
      <style:graphic-properties draw:stroke="none" svg:stroke-color="#000000" draw:fill="none" draw:fill-color="#ffffff" fo:min-height="0.953cm"/>
    </style:style>
    <style:style style:name="gr9" style:family="graphic" style:parent-style-name="standard">
      <style:graphic-properties draw:stroke="none" svg:stroke-color="#000000" draw:fill="none" draw:fill-color="#ffffff" fo:min-height="1.45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Helvetica" style:font-family-generic="swiss" style:font-pitch="variable"/>
    </style:style>
    <style:style style:name="P3" style:family="paragraph">
      <style:paragraph-properties fo:text-align="end"/>
      <style:text-properties fo:font-family="Helvetica" style:font-family-generic="swiss" style:font-pitch="variable"/>
    </style:style>
    <style:style style:name="T1" style:family="text">
      <style:text-properties fo:font-family="Helvetic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68cm" svg:height="9.168cm" svg:x="0.057cm" svg:y="0.191cm">
          <draw:image xlink:href="Pictures/100000000000032A000002A16310727B.png" xlink:type="simple" xlink:show="embed" xlink:actuate="onLoad">
            <text:p/>
          </draw:image>
        </draw:frame>
        <draw:polygon draw:style-name="gr2" draw:text-style-name="P1" draw:layer="layout" svg:width="2.31cm" svg:height="4.557cm" svg:x="8.134cm" svg:y="0.133cm" svg:viewBox="0 0 2311 4558" draw:points="719,4558 719,349 1810,349 1810,4558 2311,4558 2311,0 0,0 0,4558">
          <text:p/>
        </draw:polygon>
        <draw:custom-shape draw:style-name="gr3" draw:text-style-name="P1" draw:layer="layout" svg:width="7.962cm" svg:height="12.863cm" svg:x="10.446cm" svg:y="0.1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71cm" svg:height="12.838cm" svg:x="0.056cm" svg:y="0.1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0.156cm" svg:y="5.4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2.157cm" svg:y="5.4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4.157cm" svg:y="5.4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6.157cm" svg:y="5.4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8.158cm" svg:y="5.4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0.058cm" svg:y="5.4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2.056cm" svg:y="5.4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4.057cm" svg:y="5.4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6.057cm" svg:y="5.4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8.057cm" svg:y="5.4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0.156cm" svg:y="8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2.157cm" svg:y="8.7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4.157cm" svg:y="8.7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6.157cm" svg:y="8.7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0.058cm" svg:y="8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2.056cm" svg:y="8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4.057cm" svg:y="8.7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6.057cm" svg:y="8.7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79cm" svg:height="0.179cm" svg:x="18.057cm" svg:y="8.7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322cm" svg:height="0.794cm" svg:x="0.056cm" svg:y="12.17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531cm" svg:y1="5.462cm" svg:x2="11.801cm" svg:y2="5.462cm">
          <text:p/>
        </draw:line>
        <draw:line draw:style-name="gr6" draw:text-style-name="P1" draw:layer="layout" svg:x1="10.531cm" svg:y1="8.816cm" svg:x2="11.801cm" svg:y2="8.816cm">
          <text:p/>
        </draw:line>
        <draw:line draw:style-name="gr6" draw:text-style-name="P1" draw:layer="layout" svg:x1="10.531cm" svg:y1="5.462cm" svg:x2="11.801cm" svg:y2="5.462cm">
          <text:p/>
        </draw:line>
        <draw:frame draw:style-name="gr7" draw:text-style-name="P2" draw:layer="layout" svg:width="6.464cm" svg:height="1.021cm" svg:x="1.919cm" svg:y="4.351cm">
          <draw:text-box>
            <text:p text:style-name="P2">induction (v) wires</text:p>
          </draw:text-box>
        </draw:frame>
        <draw:frame draw:style-name="gr7" draw:text-style-name="P2" draw:layer="layout" svg:width="6.464cm" svg:height="1.021cm" svg:x="1.819cm" svg:y="9.052cm">
          <draw:text-box>
            <text:p text:style-name="P2">collection (u) wires</text:p>
          </draw:text-box>
        </draw:frame>
        <draw:frame draw:style-name="gr7" draw:text-style-name="P2" draw:layer="layout" svg:width="6.464cm" svg:height="1.021cm" svg:x="1.119cm" svg:y="12.153cm">
          <draw:text-box>
            <text:p text:style-name="P2">APD plane</text:p>
          </draw:text-box>
        </draw:frame>
        <draw:frame draw:style-name="gr8" draw:text-style-name="P2" draw:layer="layout" svg:width="2.404cm" svg:height="1.203cm" svg:x="11.439cm" svg:y="9.897cm">
          <draw:text-box>
            <text:p text:style-name="P2"><text:span text:style-name="T1">6 mm</text:span></text:p>
          </draw:text-box>
        </draw:frame>
        <draw:frame draw:style-name="gr8" draw:text-style-name="P2" draw:layer="layout" svg:width="2.404cm" svg:height="1.203cm" svg:x="11.439cm" svg:y="6.598cm">
          <draw:text-box>
            <text:p text:style-name="P2"><text:span text:style-name="T1">6 mm</text:span></text:p>
          </draw:text-box>
        </draw:frame>
        <draw:frame draw:style-name="gr8" draw:text-style-name="P2" draw:layer="layout" svg:width="2.404cm" svg:height="1.203cm" svg:x="12.039cm" svg:y="3.599cm">
          <draw:text-box>
            <text:p text:style-name="P2"><text:span text:style-name="T1">3 mm</text:span></text:p>
          </draw:text-box>
        </draw:frame>
        <draw:frame draw:style-name="gr9" draw:text-style-name="P2" draw:layer="layout" svg:width="4.581cm" svg:height="1.701cm" svg:x="4.278cm" svg:y="1.484cm">
          <draw:text-box>
            <text:p text:style-name="P2"><text:span text:style-name="T1">ionization drift trajectories</text:span></text:p>
          </draw:text-box>
        </draw:frame>
        <draw:custom-shape draw:style-name="gr4" draw:text-style-name="P1" draw:layer="layout" svg:width="0.179cm" svg:height="0.179cm" svg:x="8.158cm" svg:y="8.72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15cm" svg:y1="4.392cm" svg:x2="14.15cm" svg:y2="4.859cm">
          <text:p/>
        </draw:line>
        <draw:line draw:style-name="gr10" draw:text-style-name="P1" draw:layer="layout" svg:x1="12.15cm" svg:y1="4.393cm" svg:x2="12.15cm" svg:y2="4.86cm">
          <text:p/>
        </draw:line>
        <draw:frame draw:style-name="gr7" draw:text-style-name="P2" draw:layer="layout" svg:width="3.13cm" svg:height="1.021cm" svg:x="9.897cm" svg:y="0.159cm">
          <draw:text-box>
            <text:p text:style-name="P2"><text:span text:style-name="T1">event</text:span></text:p>
          </draw:text-box>
        </draw:frame>
        <draw:line draw:style-name="gr11" draw:text-style-name="P1" draw:layer="layout" svg:x1="11.165cm" svg:y1="8.761cm" svg:x2="11.165cm" svg:y2="5.505cm">
          <text:p/>
        </draw:line>
        <draw:line draw:style-name="gr11" draw:text-style-name="P1" draw:layer="layout" svg:x1="11.165cm" svg:y1="12.123cm" svg:x2="11.165cm" svg:y2="8.867cm">
          <text:p/>
        </draw:line>
        <draw:line draw:style-name="gr11" draw:text-style-name="P1" draw:layer="layout" svg:x1="12.212cm" svg:y1="4.613cm" svg:x2="14.092cm" svg:y2="4.613cm">
          <text:p/>
        </draw:line>
        <draw:line draw:style-name="gr11" draw:text-style-name="P1" draw:layer="layout" svg:x1="17.165cm" svg:y1="12.123cm" svg:x2="17.165cm" svg:y2="0.155cm">
          <text:p/>
        </draw:line>
        <draw:frame draw:style-name="gr7" draw:text-style-name="P3" draw:layer="layout" svg:width="3.567cm" svg:height="1.521cm" svg:x="13.664cm" svg:y="0.634cm">
          <draw:text-box>
            <text:p text:style-name="P3"><text:span text:style-name="T1">20.4 cm</text:span></text:p>
            <text:p text:style-name="P3"><text:span text:style-name="T1">to cathode</text:span></text:p>
          </draw:text-box>
        </draw:frame>
        <draw:custom-shape draw:style-name="gr12" draw:text-style-name="P1" draw:layer="layout" svg:width="0.827cm" svg:height="4.05cm" draw:transform="rotate (-1.5707963267949) translate (4.245cm 5.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827cm" svg:height="4.05cm" draw:transform="rotate (1.5707963267949) translate (0.194cm 8.4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draw:layer="layout" svg:width="2.429cm" svg:height="1.021cm" svg:x="1.07cm" svg:y="6.782cm">
          <draw:text-box>
            <text:p text:style-name="P2">triple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415cm" fo:page-height="13.0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4:05:54</meta:creation-date>
    <dc:date>2013-04-04T14:55:06</dc:date>
    <meta:editing-duration>PT17M40S</meta:editing-duration>
    <meta:editing-cycles>4</meta:editing-cycles>
    <meta:generator>LibreOffice/3.6$MacOSX_x86 LibreOffice_project/e29a214-2bbed72-0621de6-a97528c-8f066d</meta:generator>
    <meta:document-statistic meta:object-count="46"/>
  </office:meta>
</office:document-meta>
</file>